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d" svg:font-family="Monospaced"/>
    <style:font-face style:name="Courier 10 Pitch" svg:font-family="'Courier 10 Pitch'" style:font-pitch="fixed"/>
    <style:font-face style:name="Ubuntu Mono" svg:font-family="'Ubuntu Mono'" style:font-pitch="fixed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style:font-name="Ubuntu Mono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Preformatted_20_Text">
      <style:text-properties style:font-name="Ubuntu Mono" fo:language="zxx" fo:country="none" style:language-asian="zxx" style:country-asian="none" style:language-complex="zxx" style:country-complex="none"/>
    </style:style>
    <style:style style:name="T1" style:family="text">
      <style:text-properties fo:color="#0000e6"/>
    </style:style>
    <style:style style:name="T2" style:family="text">
      <style:text-properties fo:color="#ce7b00"/>
    </style:style>
    <style:style style:name="T3" style:family="text">
      <style:text-properties fo:color="#969696"/>
    </style:style>
    <style:style style:name="T4" style:family="text">
      <style:text-properties fo:color="#009900"/>
    </style:style>
    <style:style style:name="T5" style:family="text">
      <style:text-properties fo:color="#009900" style:font-name="Monospaced" fo:font-style="italic"/>
    </style:style>
    <style:style style:name="T6" style:family="text">
      <style:text-properties fo:color="#009900" fo:font-style="italic"/>
    </style:style>
    <style:style style:name="T7" style:family="text">
      <style:text-properties style:font-name="Monospaced" fo:font-style="italic"/>
    </style:style>
    <style:style style:name="T8" style:family="text">
      <style:text-properties style:font-name="Monospaced" fo:font-weight="bold"/>
    </style:style>
    <style:style style:name="T9" style:family="text">
      <style:text-properties fo:font-weight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ception</text:p>
      <text:p text:style-name="P2"/>
      <text:p text:style-name="P2">Format:</text:p>
      <text:p text:style-name="P2">try{</text:p>
      <text:p text:style-name="P2"><text:tab/>...</text:p>
      <text:p text:style-name="P2">}catch(nama exception ex){</text:p>
      <text:p text:style-name="P2"><text:tab/>System.err.println("&lt;nama class&gt;.&lt;nama fungsi/m<text:span text:style-name="T11">ethod&gt;\n</text:span>" + ex.getMessage()); <text:s text:c="5"/></text:p>
      <text:p text:style-name="P2">}</text:p>
      <text:p text:style-name="P2"/>
      <text:p text:style-name="P2">Contoh:</text:p>
      <text:p text:style-name="P2"/>
      <text:p text:style-name="P2"><text:s text:c="2"/><text:span text:style-name="T1">try</text:span>{</text:p>
      <text:p text:style-name="P2"><text:tab/>…</text:p>
      <text:p text:style-name="P2"><text:tab/>…</text:p>
      <text:p text:style-name="P2"><text:tab/>...</text:p>
      <text:p text:style-name="P2"><text:s text:c="8"/>}<text:span text:style-name="T1">catch</text:span>(SQLException ex){</text:p>
      <text:p text:style-name="P2"><text:s text:c="12"/>System.<text:span text:style-name="T6">err</text:span>.println(<text:span text:style-name="T2">"MainForm.MainForm: "</text:span> + ex.getMessage());</text:p>
      <text:p text:style-name="P2"><text:s text:c="8"/>} 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Monospaced" svg:font-family="Monospaced"/>
    <style:font-face style:name="Courier 10 Pitch" svg:font-family="'Courier 10 Pitch'" style:font-pitch="fixed"/>
    <style:font-face style:name="Ubuntu Mono" svg:font-family="'Ubuntu Mono'" style:font-pitch="fixed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 fo:background-color="#ffffff">
        <style:background-image/>
      </style:paragraph-properties>
      <style:text-properties fo:color="#000000" style:font-name="Monospaced" fo:font-size="10pt" style:font-name-asian="Monospaced" style:font-size-asian="10pt" style:font-name-complex="Monospac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29T13:48:59</meta:creation-date>
    <dc:date>2011-12-29T13:55:25</dc:date>
    <meta:editing-duration>PT6M26S</meta:editing-duration>
    <meta:editing-cycles>5</meta:editing-cycles>
    <meta:generator>LibreOffice/3.4$Linux LibreOffice_project/340m1$Build-402</meta:generator>
    <meta:document-statistic meta:table-count="0" meta:image-count="0" meta:object-count="0" meta:page-count="1" meta:paragraph-count="15" meta:word-count="25" meta:character-count="272" meta:non-whitespace-character-count="217"/>
  </office:meta>
</office:document-meta>
</file>